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3500000035001E2F78F.svm" manifest:media-type=""/>
  <manifest:file-entry manifest:full-path="Pictures/20000009000003500000035099FF6FF3.svm" manifest:media-type=""/>
  <manifest:file-entry manifest:full-path="Pictures/2000000900000350000003503271A24F.svm" manifest:media-type=""/>
  <manifest:file-entry manifest:full-path="Pictures/200000090000069E0000035063702362.svm" manifest:media-type=""/>
  <manifest:file-entry manifest:full-path="Pictures/20000009000003500000035094AD6F2D.svm" manifest:media-type=""/>
  <manifest:file-entry manifest:full-path="Pictures/200000090000035000000350DE387B10.svm" manifest:media-type=""/>
  <manifest:file-entry manifest:full-path="Pictures/2000000900000350000003507248B746.svm" manifest:media-type=""/>
  <manifest:file-entry manifest:full-path="Pictures/20000009000009ED000009EDCF527298.svm" manifest:media-type=""/>
  <manifest:file-entry manifest:full-path="Pictures/2000000900000350000004F7ED974682.svm" manifest:media-type=""/>
  <manifest:file-entry manifest:full-path="Pictures/2000000900000350000003505B2BB2A7.svm" manifest:media-type=""/>
  <manifest:file-entry manifest:full-path="Pictures/200000090000035000000350721EFB85.svm" manifest:media-type=""/>
  <manifest:file-entry manifest:full-path="Pictures/200000090000035000000350A61826AF.svm" manifest:media-type=""/>
  <manifest:file-entry manifest:full-path="Pictures/20000009000003500000036AFE83B085.svm" manifest:media-type=""/>
  <manifest:file-entry manifest:full-path="Pictures/2000000900000350000003502361CC53.svm" manifest:media-type=""/>
  <manifest:file-entry manifest:full-path="Pictures/200000090000035000000350276C8AC5.svm" manifest:media-type=""/>
  <manifest:file-entry manifest:full-path="Pictures/2000000900000350000003505CDA63F5.svm" manifest:media-type=""/>
  <manifest:file-entry manifest:full-path="Pictures/200000090000035000000350B1376D67.svm" manifest:media-type=""/>
  <manifest:file-entry manifest:full-path="Pictures/200000090000035000000350A7AC70F2.svm" manifest:media-type=""/>
  <manifest:file-entry manifest:full-path="Pictures/200000090000035000000350167B650A.svm" manifest:media-type=""/>
  <manifest:file-entry manifest:full-path="Pictures/2000000900000350000003503C5CF961.svm" manifest:media-type=""/>
  <manifest:file-entry manifest:full-path="Pictures/200000090000035000000350FCD5D35B.svm" manifest:media-type=""/>
  <manifest:file-entry manifest:full-path="Pictures/20000009000003500000035039B75C6A.svm" manifest:media-type=""/>
  <manifest:file-entry manifest:full-path="Pictures/20000009000003500000035056D20C63.svm" manifest:media-type=""/>
  <manifest:file-entry manifest:full-path="Pictures/200000090000035000000335CD719D5F.svm" manifest:media-type=""/>
  <manifest:file-entry manifest:full-path="Pictures/200000090000035000000350AC95DDEE.svm" manifest:media-type=""/>
  <manifest:file-entry manifest:full-path="Pictures/2000000900000350000003500E4351D2.svm" manifest:media-type=""/>
  <manifest:file-entry manifest:full-path="Pictures/200000090000069E0000069E038D682C.svm" manifest:media-type=""/>
  <manifest:file-entry manifest:full-path="Pictures/2000000900000350000003509BF0A9D0.svm" manifest:media-type=""/>
  <manifest:file-entry manifest:full-path="Pictures/20000009000003500000036A48449E3E.svm" manifest:media-type=""/>
  <manifest:file-entry manifest:full-path="Pictures/20000009000003500000048D40BC39BA.svm" manifest:media-type=""/>
  <manifest:file-entry manifest:full-path="Pictures/200000090000069E0000069E0ED50978.svm" manifest:media-type=""/>
  <manifest:file-entry manifest:full-path="Pictures/20000009000003500000035093E55EAE.svm" manifest:media-type=""/>
  <manifest:file-entry manifest:full-path="Pictures/2000000900000350000004F7A443E36F.svm" manifest:media-type=""/>
  <manifest:file-entry manifest:full-path="Pictures/200000090000035000000350FEE57AC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99cc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99pt solid #666666" style:vertical-align="middle"/>
      <style:paragraph-properties fo:text-align="center"/>
    </style:style>
    <style:style style:name="ce5" style:family="table-cell" style:parent-style-name="Default">
      <style:table-cell-properties fo:border-bottom="0.99pt solid #000000" fo:background-color="#ffcc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fo:background-color="#ff3399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99pt solid #000000" fo:background-color="#cc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99pt solid #000000" fo:background-color="#9999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99pt solid #000000" fo:background-color="#99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fill="solid" draw:fill-color="#ffffff" fo:min-height="0.484cm"/>
    </style:style>
    <style:style style:name="gr3" style:family="graphic">
      <style:graphic-properties draw:stroke="solid" svg:stroke-color="#000000" draw:fill="solid" draw:fill-color="#ffffff" fo:min-height="6.29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evels" table:style-name="ta1" table:print="false">
        <office:forms form:automatic-focus="false" form:apply-design-mode="false"/>
        <table:shapes>
          <draw:frame draw:z-index="0" draw:name="Изображение 1" draw:style-name="gr1" draw:text-style-name="P1" svg:width="0.847cm" svg:height="0.847cm" svg:x="1.93cm" svg:y="1.08cm">
            <draw:image xlink:href="Pictures/20000009000003500000035056D20C63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47cm" svg:x="1.937cm" svg:y="2.133cm">
            <draw:image xlink:href="Pictures/20000009000003500000035093E55EAE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47cm" svg:height="0.847cm" svg:x="1.938cm" svg:y="3.213cm">
            <draw:image xlink:href="Pictures/2000000900000350000003509BF0A9D0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847cm" svg:height="0.847cm" svg:x="1.965cm" svg:y="4.266cm">
            <draw:image xlink:href="Pictures/200000090000035000000350AC95DDEE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847cm" svg:height="0.847cm" svg:x="1.936cm" svg:y="5.319cm">
            <draw:image xlink:href="Pictures/200000090000035000000350A7AC70F2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847cm" svg:height="0.847cm" svg:x="1.909cm" svg:y="6.372cm">
            <draw:image xlink:href="Pictures/200000090000035000000350FCD5D35B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47cm" svg:x="1.908cm" svg:y="7.452cm">
            <draw:image xlink:href="Pictures/2000000900000350000003505CDA63F5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847cm" svg:height="0.847cm" svg:x="1.881cm" svg:y="8.451cm">
            <draw:image xlink:href="Pictures/200000090000035000000350DE387B10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847cm" svg:height="0.873cm" svg:x="1.909cm" svg:y="9.531cm">
            <draw:image xlink:href="Pictures/20000009000003500000036AFE83B085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847cm" svg:height="0.82cm" svg:x="1.909cm" svg:y="10.611cm">
            <draw:image xlink:href="Pictures/200000090000035000000335CD719D5F.svm" xlink:type="simple" xlink:show="embed" xlink:actuate="onLoad">
              <text:p/>
            </draw:image>
          </draw:frame>
          <draw:frame draw:z-index="10" draw:name="Изображение 11" draw:style-name="gr1" draw:text-style-name="P1" svg:width="0.847cm" svg:height="0.847cm" svg:x="1.909cm" svg:y="11.61cm">
            <draw:image xlink:href="Pictures/2000000900000350000003503C5CF961.svm" xlink:type="simple" xlink:show="embed" xlink:actuate="onLoad">
              <text:p/>
            </draw:image>
          </draw:frame>
          <draw:frame draw:z-index="11" draw:name="Изображение 12" draw:style-name="gr1" draw:text-style-name="P1" svg:width="0.847cm" svg:height="0.847cm" svg:x="1.908cm" svg:y="12.717cm">
            <draw:image xlink:href="Pictures/2000000900000350000003500E4351D2.svm" xlink:type="simple" xlink:show="embed" xlink:actuate="onLoad">
              <text:p/>
            </draw:image>
          </draw:frame>
          <draw:frame draw:z-index="12" draw:name="Изображение 13" draw:style-name="gr1" draw:text-style-name="P1" svg:width="0.847cm" svg:height="0.847cm" svg:x="1.881cm" svg:y="13.77cm">
            <draw:image xlink:href="Pictures/20000009000003500000035039B75C6A.svm" xlink:type="simple" xlink:show="embed" xlink:actuate="onLoad">
              <text:p/>
            </draw:image>
          </draw:frame>
          <draw:frame draw:z-index="13" draw:name="Изображение 14" draw:style-name="gr1" draw:text-style-name="P1" svg:width="0.847cm" svg:height="0.847cm" svg:x="1.881cm" svg:y="14.796cm">
            <draw:image xlink:href="Pictures/200000090000035000000350276C8AC5.svm" xlink:type="simple" xlink:show="embed" xlink:actuate="onLoad">
              <text:p/>
            </draw:image>
          </draw:frame>
          <draw:frame draw:z-index="14" draw:name="Изображение 15" draw:style-name="gr1" draw:text-style-name="P1" svg:width="0.847cm" svg:height="0.847cm" svg:x="1.88cm" svg:y="15.876cm">
            <draw:image xlink:href="Pictures/200000090000035000000350A61826AF.svm" xlink:type="simple" xlink:show="embed" xlink:actuate="onLoad">
              <text:p/>
            </draw:image>
          </draw:frame>
          <draw:frame draw:z-index="15" draw:name="Изображение 16" draw:style-name="gr1" draw:text-style-name="P1" svg:width="0.847cm" svg:height="0.873cm" svg:x="1.881cm" svg:y="16.848cm">
            <draw:image xlink:href="Pictures/20000009000003500000036A48449E3E.svm" xlink:type="simple" xlink:show="embed" xlink:actuate="onLoad">
              <text:p/>
            </draw:image>
          </draw:frame>
          <draw:frame draw:z-index="16" draw:name="Изображение 17" draw:style-name="gr1" draw:text-style-name="P1" svg:width="0.847cm" svg:height="0.847cm" svg:x="1.853cm" svg:y="17.901cm">
            <draw:image xlink:href="Pictures/200000090000035000000350FEE57ACC.svm" xlink:type="simple" xlink:show="embed" xlink:actuate="onLoad">
              <text:p/>
            </draw:image>
          </draw:frame>
          <draw:frame draw:z-index="17" draw:name="Изображение 18" draw:style-name="gr1" draw:text-style-name="P1" svg:width="0.847cm" svg:height="0.847cm" svg:x="1.909cm" svg:y="18.981cm">
            <draw:image xlink:href="Pictures/2000000900000350000003507248B746.svm" xlink:type="simple" xlink:show="embed" xlink:actuate="onLoad">
              <text:p/>
            </draw:image>
          </draw:frame>
          <draw:frame draw:z-index="18" draw:name="Изображение 19" draw:style-name="gr1" draw:text-style-name="P1" svg:width="0.847cm" svg:height="0.847cm" svg:x="1.909cm" svg:y="20.061cm">
            <draw:image xlink:href="Pictures/2000000900000350000003502361CC53.svm" xlink:type="simple" xlink:show="embed" xlink:actuate="onLoad">
              <text:p/>
            </draw:image>
          </draw:frame>
          <draw:frame draw:z-index="19" draw:name="Изображение 20" draw:style-name="gr1" draw:text-style-name="P1" svg:width="0.847cm" svg:height="0.847cm" svg:x="1.908cm" svg:y="21.06cm">
            <draw:image xlink:href="Pictures/2000000900000350000003505B2BB2A7.svm" xlink:type="simple" xlink:show="embed" xlink:actuate="onLoad">
              <text:p/>
            </draw:image>
          </draw:frame>
          <draw:frame draw:z-index="20" draw:name="Изображение 21" draw:style-name="gr1" draw:text-style-name="P1" svg:width="0.847cm" svg:height="0.847cm" svg:x="1.908cm" svg:y="22.14cm">
            <draw:image xlink:href="Pictures/200000090000035000000350167B650A.svm" xlink:type="simple" xlink:show="embed" xlink:actuate="onLoad">
              <text:p/>
            </draw:image>
          </draw:frame>
          <draw:frame draw:z-index="21" draw:name="Изображение 22" draw:style-name="gr1" draw:text-style-name="P1" svg:width="0.847cm" svg:height="1.27cm" svg:x="1.909cm" svg:y="23.328cm">
            <draw:image xlink:href="Pictures/2000000900000350000004F7ED974682.svm" xlink:type="simple" xlink:show="embed" xlink:actuate="onLoad">
              <text:p/>
            </draw:image>
          </draw:frame>
          <draw:frame draw:z-index="22" draw:name="Изображение 23" draw:style-name="gr1" draw:text-style-name="P1" svg:width="1.503cm" svg:height="1.503cm" svg:x="1.602cm" svg:y="24.905cm">
            <draw:image xlink:href="Pictures/200000090000069E0000069E0ED50978.svm" xlink:type="simple" xlink:show="embed" xlink:actuate="onLoad">
              <text:p/>
            </draw:image>
          </draw:frame>
          <draw:frame draw:z-index="23" draw:name="Изображение 24" draw:style-name="gr1" draw:text-style-name="P1" svg:width="1.439cm" svg:height="1.439cm" svg:x="1.574cm" svg:y="26.642cm">
            <draw:image xlink:href="Pictures/20000009000009ED000009EDCF527298.svm" xlink:type="simple" xlink:show="embed" xlink:actuate="onLoad">
              <text:p/>
            </draw:image>
          </draw:frame>
          <draw:frame draw:z-index="24" draw:name="Изображение 25" draw:style-name="gr1" draw:text-style-name="P1" svg:width="0.847cm" svg:height="1.27cm" svg:x="1.909cm" svg:y="28.381cm">
            <draw:image xlink:href="Pictures/2000000900000350000004F7A443E36F.svm" xlink:type="simple" xlink:show="embed" xlink:actuate="onLoad">
              <text:p/>
            </draw:image>
          </draw:frame>
          <draw:frame draw:z-index="25" draw:name="Изображение 26" draw:style-name="gr1" draw:text-style-name="P1" svg:width="0.847cm" svg:height="0.847cm" svg:x="1.909cm" svg:y="29.879cm">
            <draw:image xlink:href="Pictures/20000009000003500000035094AD6F2D.svm" xlink:type="simple" xlink:show="embed" xlink:actuate="onLoad">
              <text:p/>
            </draw:image>
          </draw:frame>
          <draw:frame draw:z-index="26" draw:name="Изображение 27" draw:style-name="gr1" draw:text-style-name="P1" svg:width="0.847cm" svg:height="0.847cm" svg:x="1.909cm" svg:y="30.932cm">
            <draw:image xlink:href="Pictures/200000090000035000000350721EFB85.svm" xlink:type="simple" xlink:show="embed" xlink:actuate="onLoad">
              <text:p/>
            </draw:image>
          </draw:frame>
          <draw:frame draw:z-index="27" draw:name="Изображение 28" draw:style-name="gr1" draw:text-style-name="P1" svg:width="0.847cm" svg:height="0.847cm" svg:x="1.881cm" svg:y="31.985cm">
            <draw:image xlink:href="Pictures/200000090000035000000350B1376D67.svm" xlink:type="simple" xlink:show="embed" xlink:actuate="onLoad">
              <text:p/>
            </draw:image>
          </draw:frame>
          <draw:frame draw:z-index="28" draw:name="Изображение 29" draw:style-name="gr1" draw:text-style-name="P1" svg:width="0.847cm" svg:height="1.164cm" svg:x="1.881cm" svg:y="33.011cm">
            <draw:image xlink:href="Pictures/20000009000003500000048D40BC39BA.svm" xlink:type="simple" xlink:show="embed" xlink:actuate="onLoad">
              <text:p/>
            </draw:image>
          </draw:frame>
          <draw:frame draw:z-index="29" draw:name="Изображение 30" draw:style-name="gr1" draw:text-style-name="P1" svg:width="1.307cm" svg:height="0.654cm" svg:x="1.63cm" svg:y="34.513cm">
            <draw:image xlink:href="Pictures/200000090000069E0000035063702362.svm" xlink:type="simple" xlink:show="embed" xlink:actuate="onLoad">
              <text:p/>
            </draw:image>
          </draw:frame>
          <draw:frame draw:z-index="30" draw:name="Изображение 31" draw:style-name="gr1" draw:text-style-name="P1" svg:width="0.847cm" svg:height="0.847cm" svg:x="1.881cm" svg:y="35.433cm">
            <draw:image xlink:href="Pictures/2000000900000350000003503271A24F.svm" xlink:type="simple" xlink:show="embed" xlink:actuate="onLoad">
              <text:p/>
            </draw:image>
          </draw:frame>
          <draw:frame draw:z-index="31" draw:name="Изображение 32" draw:style-name="gr1" draw:text-style-name="P1" svg:width="0.847cm" svg:height="0.847cm" svg:x="1.88cm" svg:y="36.54cm">
            <draw:image xlink:href="Pictures/20000009000003500000035099FF6FF3.svm" xlink:type="simple" xlink:show="embed" xlink:actuate="onLoad">
              <text:p/>
            </draw:image>
          </draw:frame>
          <draw:frame draw:z-index="32" draw:name="Изображение 33" draw:style-name="gr1" draw:text-style-name="P1" svg:width="0.847cm" svg:height="0.847cm" svg:x="1.881cm" svg:y="37.593cm">
            <draw:image xlink:href="Pictures/20000009000003500000035001E2F78F.svm" xlink:type="simple" xlink:show="embed" xlink:actuate="onLoad">
              <text:p/>
            </draw:image>
          </draw:frame>
          <draw:frame draw:z-index="33" draw:style-name="gr2" draw:text-style-name="P1" svg:width="6.091cm" svg:height="0.484cm" svg:x="14.772cm" svg:y="1.567cm">
            <draw:text-box>
              <text:p text:style-name="P1"><text:span text:style-name="T1">Created by </text:span><text:span text:style-name="T2">Wohlstand</text:span></text:p>
            </draw:text-box>
          </draw:frame>
          <draw:frame draw:z-index="34" draw:style-name="gr3" draw:text-style-name="P2" svg:width="6.051cm" svg:height="6.298cm" svg:x="14.795cm" svg:y="2.326cm">
            <draw:text-box>
              <text:p text:style-name="P2"><text:span text:style-name="T2">Note:</text:span></text:p>
              <text:p text:style-name="P2">if the picture is greater than standart grid 32x32 px, that picture is positioned on a grid concerning the square adjacent to a center-bottom of the picture. Placement of any objects outside a yellow square is allowed:<text:line-break/></text:p>
            </draw:text-box>
          </draw:frame>
          <draw:frame draw:z-index="35" draw:name="Изображение 34" draw:style-name="gr1" draw:text-style-name="P1" svg:width="1.693cm" svg:height="1.693cm" svg:x="16.681cm" svg:y="6.361cm">
            <draw:image xlink:href="Pictures/200000090000069E0000069E038D682C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Level #</text:p>
          </table:table-cell>
          <table:table-cell table:style-name="ce3" office:value-type="string" calcext:value-type="string">
            <text:p>Level</text:p>
            <text:p>image</text:p>
          </table:table-cell>
          <table:table-cell table:style-name="ce5" office:value-type="string" calcext:value-type="string">
            <text:p>Animated</text:p>
          </table:table-cell>
          <table:table-cell table:style-name="ce7" office:value-type="string" calcext:value-type="string">
            <text:p>Frames</text:p>
          </table:table-cell>
          <table:table-cell table:style-name="ce9" office:value-type="string" calcext:value-type="string">
            <text:p>Width</text:p>
          </table:table-cell>
          <table:table-cell table:style-name="ce11" office:value-type="string" calcext:value-type="string">
            <text:p>Height</text:p>
          </table:table-cell>
          <table:table-cell table:style-name="ce13" office:value-type="string" calcext:value-type="string">
            <text:p>Special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Path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4" calcext:value-type="float">
            <text:p>64</text:p>
          </table:table-cell>
          <table:table-cell table:style-name="ce12" office:value-type="float" office:value="64" calcext:value-type="float">
            <text:p>64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96" calcext:value-type="float">
            <text:p>96</text:p>
          </table:table-cell>
          <table:table-cell table:style-name="ce12" office:value-type="float" office:value="96" calcext:value-type="float">
            <text:p>96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48" calcext:value-type="float">
            <text:p>48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5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44" calcext:value-type="float">
            <text:p>44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64" calcext:value-type="float">
            <text:p>64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Big Path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6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801cm" fo:page-height="45.101cm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 style:data-style-name="N2" text:time-value="23:00:45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0M29S</meta:editing-duration>
    <meta:editing-cycles>50</meta:editing-cycles>
    <meta:generator>LibreOffice/4.2.0.4$Windows_x86 LibreOffice_project/05dceb5d363845f2cf968344d7adab8dcfb2ba71</meta:generator>
    <dc:date>2014-03-17T01:20:34.388000000</dc:date>
    <meta:document-statistic meta:table-count="1" meta:cell-count="0" meta:object-count="36"/>
    <meta:user-defined meta:name="Info 1"/>
    <meta:user-defined meta:name="Info 2"/>
    <meta:user-defined meta:name="Info 3"/>
    <meta:user-defined meta:name="Info 4"/>
  </office:meta>
</office:document-meta>
</file>